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ntroduction</text:title></text:p>
      <text:p text:style-name="OrgTitle"/>
      <text:p text:style-name="OrgSubtitle"><text:initial-creator>Henrik Frisk, henrik.frisk@kmh.se</text:initial-creator></text:p>
      <text:p text:style-name="OrgSubtitle"/>
      <text:p text:style-name="Text_20_body">One of the great challenges of any research project that spans over several years is to keep the project contained and avoid it from going into directions that are not fruitful for answering the questions posed. Yet, it has to be kept open enough to allow for unexpected findings in the fringes of the practice. This is especially true of artistic research projects that have a tendency to be interdisciplinary and sometimes broad-brushed, which in fact may be seen as one of the qualities of the field. The artistic practice and its contexts, which may sometimes also be difficult to delimit, are at least at the outset commonly the original bounds of an artistic research project. One of the main difficulties, however, is to know when a trajectory should be given up or stayed with: when is there nothing more to know about this particular issue? It is partly through method development that a field of research practice can develop and we, as artists and researchers, can become better at making those decisions.
</text:p>
      <text:p text:style-name="Text_20_body">The main purpose of this essay is to explore the methods used in the artistic research project <text:span text:style-name="Emphasis">Goodbye Intuition</text:span> from the point of view of the often repeated claim that artistic research is about acquiring knowledge from within the process, from the inside.<text:note text:id="fn1" text:note-class="footnote"><text:note-citation>1</text:note-citation><text:note-body><text:p text:style-name="Footnote">Since I have been an active part in many of the workshops and laboratories performed by the group <text:span text:style-name="Emphasis">Goodbye Intuition</text:span> from the initiation of the project in 2017, I am obviously involved in, and influenced by, any findings and discussions and in that regard I have been on the inside of it. In some of the workshops I also played with the group, but in general my role has been that of an external partner, or critical friend. 
</text:p></text:note-body></text:note> This claim is often put forward in opposition to scientific research in which, in this extremely simplified model, the researching subject is not as often entangled with the object of research (although there are numerous examples of this also in science). Exactly what constitutes this privileged <text:span text:style-name="Emphasis">inside</text:span> or how it is made accessible to an artist is perhaps less commonly addressed. On the surface it is principally a way to explain the central ambition of much artistic research, namely to research the artistic process, either by doing it while being engaged in it, or by working with documentation of the practice that allows the subject and researcher to reenter the process. The research performed in <text:span text:style-name="Emphasis">Goodbye Intuition</text:span> has been performed in both of these modes, but it is primarily the work that has taken place in the actual artistic process that is the main concern for this paper.
</text:p>
      <text:p text:style-name="Text_20_body">At a larger scale the definition of an outside/inside divide points to there being an epistemological difference between the two: there is a knowledge in artistic practice that is only accessible from the inside, and another kind of knowledge that is primarily oriented towards analysis. Research on art, in a very rude simplification, has been more concerned with traditions–their developments and disruptions–than with finding the what the nature of the art is from the inside, although there are examples of that too [monson96]. This has probably something to do with the particular status that this <text:span text:style-name="Emphasis">inside</text:span> has, and the ways in which it is inaccessible for everyone except the artist (why else would it be important that artists do the research?). This is at odds with a traditional view on scientific analysis where the researcher is <text:span text:style-name="Emphasis">outside</text:span> of the thing analyzed and thereby retaining an objective stance but as is well known by now, neither position is a good description of how research is performed. However, for the following discussion there are some interesting aspects to the way that deduction and analysis is understood.
</text:p>
      <text:p text:style-name="Text_20_body">The <text:span text:style-name="Emphasis">inside</text:span> is often mystified and given a shimmer of romantic light as the sight for true creativity. This convention should be addressed by artistic research, but is sometimes instead unfortunately reinforced by it. The main challenge lies in the lack of credible research methods with which the <text:span text:style-name="Emphasis">inside</text:span> can be properly investigated, and this should be a focus area for artistic researchers for the years to come. This paper is an attempt to open up the discussion and to take a look at the <text:span text:style-name="Emphasis">inside</text:span> as a site for metaphysics that has much in common with other human practices. The French philosopher Henri Bergson and his theory of duration, metaphysics and intuition constitutes a point of departure when looking at the methods employed and developed in the project <text:span text:style-name="Emphasis">Goodbye Intuition</text:span>. One of the advantages of his theory is that the gap between metaphysical experience and analytical knowledge is reduced by the way that it allows for exploring anything in the world. By placing oneself on the <text:span text:style-name="Emphasis">inside</text:span> of the object and experiencing it in the process of its unfolding. Bergson is particularly interesting in the unified theory he proposes in which the possibility for an experience from the <text:span text:style-name="Emphasis">inside</text:span> is not a privilege to only a practitioner, such as an artist, but a method for any type of experience. This paper is not concerned with the results of <text:span text:style-name="Emphasis">Goodbye Intuition</text:span>, nor with the actual process other than in methodological terms. For this I would like to direct the reader to the paper [Frisk2020] [Frisk2020] as well as to other texts on this website.<text:note text:id="fn2" text:note-class="footnote"><text:note-citation>2</text:note-citation><text:note-body><text:p text:style-name="Footnote">See <text:a xlink:type="simple" xlink:href="https://www.researchcatalogue.net/view/411228/424771">https://www.researchcatalogue.net/view/411228/424771</text:a> (visited on October 12, 2020)XS 
</text:p></text:note-body></text:not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enrik Frisk, henrik.frisk@kmh.se</dc:creator>
    <meta:initial-creator>Henrik Frisk, henrik.frisk@kmh.se</meta:initial-creator>
    <dc:date>2020-10-19T12:03:14</dc:date>
    <meta:creation-date>2020-10-19T12:03:14</meta:creation-date>
    <meta:generator>Emacs 26.3 (Org mode 9.4)</meta:generator>
    <meta:keyword/>
    <dc:subject/>
    <dc:title>Introduction</dc:title>
  </office:meta>
</office:document-meta>
</file>